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</office:automatic-styles>
  <office:body>
    <office:text>
      <text:p text:style-name="Title">Multiple Choice Questions (with solutions)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Why are the instructors sharing most of the material in odt, docx, pdf, html and md?</text:p>
          <text:list text:style-name="L2">
            <text:list-item>
              <text:p text:style-name="P2">☐ To insure compatibility across operating systems (Android, Linux, Windows, MacOs, …).</text:p>
            </text:list-item>
            <text:list-item>
              <text:p text:style-name="P2">☐ To make it easier to access the resources in multiple ways (print, screen, etc.)</text:p>
            </text:list-item>
            <text:list-item>
              <text:p text:style-name="P2">☒ All of the above.</text:p>
            </text:list-item>
          </text:list>
        </text:list-item>
        <text:list-item>
          <text:p text:style-name="P1">What does “free” software means?</text:p>
          <text:list text:style-name="L3">
            <text:list-item>
              <text:p text:style-name="P3">☐ That the software has no value.</text:p>
            </text:list-item>
            <text:list-item>
              <text:p text:style-name="P3">☒ That the users can run the software for any purpose and study its source code.</text:p>
            </text:list-item>
            <text:list-item>
              <text:p text:style-name="P3">☐ That it is not developed by a company.</text:p>
            </text:list-item>
            <text:list-item>
              <text:p text:style-name="P3">☐ That the software can be downloaded at no cost.</text:p>
            </text:list-item>
          </text:list>
        </text:list-item>
        <text:list-item>
          <text:p text:style-name="P1">In your IDE, the shortcut to compile your program is usually…</text:p>
          <text:list text:style-name="L4">
            <text:list-item>
              <text:p text:style-name="P4">☒ “Build your solution”, ctrl + shift + B or Cmd + B</text:p>
            </text:list-item>
            <text:list-item>
              <text:p text:style-name="P4">☐ “Save”, ctrl + S or Cmd + S</text:p>
            </text:list-item>
            <text:list-item>
              <text:p text:style-name="P4">☐ “Exit”, alt + F4 or Cmd + q</text:p>
            </text:list-item>
            <text:list-item>
              <text:p text:style-name="P4">☐ “Start without debugging”, Ctrl + F5 or Cmd + F5</text:p>
            </text:list-item>
          </text:list>
        </text:list-item>
        <text:list-item>
          <text:p text:style-name="P1">To share or backup a project, you need to…</text:p>
          <text:list text:style-name="L5">
            <text:list-item>
              <text:p text:style-name="P5">☐ share the .sln file.</text:p>
            </text:list-item>
            <text:list-item>
              <text:p text:style-name="P5">☐ share the .cs file.</text:p>
            </text:list-item>
            <text:list-item>
              <text:p text:style-name="P5">☐ share the .csproj file.</text:p>
            </text:list-item>
            <text:list-item>
              <text:p text:style-name="P5">☒ zip the folder containing the .sln file and another folder with multiple files and folders in it.</text:p>
            </text:list-item>
          </text:list>
        </text:list-item>
        <text:list-item>
          <text:p text:style-name="P1">If your IDE returns the message</text:p>
          <text:p text:style-name="P6">Program.cs(21,21): Error CS0117: 'Console' does not contain a definition for 'WiteLine' (CS0117) (Solution)</text:p>
          <text:p text:style-name="P1">This means that…</text:p>
          <text:list text:style-name="L6">
            <text:list-item>
              <text:p text:style-name="P7">☒ That you misspelled the word “WriteLine”.</text:p>
            </text:list-item>
            <text:list-item>
              <text:p text:style-name="P7">☐ Your program successfully compiled and is ready to be executed.</text:p>
            </text:list-item>
            <text:list-item>
              <text:p text:style-name="P7">☐ That the “Console” class does not exist.</text:p>
            </text:list-item>
            <text:list-item>
              <text:p text:style-name="P7">☐ Your IDE was not properly installed and you should reboot your computer.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int</text:span><text:span text:style-name="NormalTok"><text:s text:c="1"/>age</text:span><text:span text:style-name="OperatorTok">,</text:span><text:span text:style-name="NormalTok"><text:s text:c="1"/>defaultChoice </text:span><text:span text:style-name="OperatorTok">=</text:span><text:span text:style-name="NormalTok"><text:s text:c="1"/></text:span><text:span text:style-name="DecValTok">0</text:span><text:span text:style-name="OperatorTok">;</text:span>
</text:p>
          <text:p text:style-name="Preformatted_20_Text">
<text:span text:style-name="DataTypeTok">decimal</text:span><text:span text:style-name="NormalTok"><text:s text:c="1"/>averagePrice</text:span><text:span text:style-name="OperatorTok">;</text:span>
</text:p>
          <text:p text:style-name="P1">Which of the following is correct?</text:p>
          <text:list text:style-name="L7">
            <text:list-item>
              <text:p text:style-name="P8">☐ It contains declaration and initialization statements.</text:p>
            </text:list-item>
            <text:list-item>
              <text:p text:style-name="P8">☐ It declares variables of two different datatypes.</text:p>
            </text:list-item>
            <text:list-item>
              <text:p text:style-name="P8">☐ Only the value of <text:span text:style-name="Source_Text"><text:span text:style-name="NormalTok">defaultChoice</text:span></text:span> is set.</text:p>
            </text:list-item>
            <text:list-item>
              <text:p text:style-name="P8">☒ All of the above.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int</text:span><text:span text:style-name="NormalTok"><text:s text:c="1"/>person </text:span><text:span text:style-name="OperatorTok">=</text:span><text:span text:style-name="NormalTok"><text:s text:c="1"/></text:span><text:span text:style-name="DecValTok">12</text:span><text:span text:style-name="OperatorTok">;</text:span>
</text:p>
          <text:p text:style-name="Preformatted_20_Text">
<text:span text:style-name="DataTypeTok">int</text:span><text:span text:style-name="NormalTok"><text:s text:c="1"/>pie </text:span><text:span text:style-name="OperatorTok">=</text:span><text:span text:style-name="NormalTok"><text:s text:c="1"/></text:span><text:span text:style-name="DecValTok">5</text:span><text:span text:style-name="OperatorTok">;</text:span>
</text:p>
          <text:p text:style-name="Preformatted_20_Text">
<text:span text:style-name="DataTypeTok">int</text:span><text:span text:style-name="NormalTok"><text:s text:c="1"/>piePerPerson </text:span><text:span text:style-name="OperatorTok">=</text:span><text:span text:style-name="NormalTok"><text:s text:c="1"/>pie </text:span><text:span text:style-name="OperatorTok">/</text:span><text:span text:style-name="NormalTok"><text:s text:c="1"/>person</text:span><text:span text:style-name="OperatorTok">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Each guest gets "</text:span><text:span text:style-name="NormalTok"><text:s text:c="1"/></text:span><text:span text:style-name="OperatorTok">+</text:span><text:span text:style-name="NormalTok"><text:s text:c="1"/>piePerPerson </text:span><text:span text:style-name="OperatorTok">+</text:span><text:span text:style-name="NormalTok"><text:s text:c="1"/></text:span><text:span text:style-name="StringTok">" pie(s)."</text:span><text:span text:style-name="OperatorTok">);</text:span>
</text:p>
          <text:p text:style-name="P1">What will be displayed by it?</text:p>
          <text:list text:style-name="L8">
            <text:list-item>
              <text:p text:style-name="P9">☐ Nothing: an error will prevent from compiling it successfully.</text:p>
            </text:list-item>
            <text:list-item>
              <text:p text:style-name="P9">☐ “Each guest gets 2.4 pie(s).”</text:p>
            </text:list-item>
            <text:list-item>
              <text:p text:style-name="P9">☐ “Each guest gets 0.41666666666666666666666…” (it will never ends, displaying 6 forever).</text:p>
            </text:list-item>
            <text:list-item>
              <text:p text:style-name="P9">☐ “Each guest gets 0.416666666666667 pie(s).”</text:p>
            </text:list-item>
            <text:list-item>
              <text:p text:style-name="P9">☒ “Each guest gets 0 pie(s).”</text:p>
            </text:list-item>
          </text:list>
        </text:list-item>
        <text:list-item>
          <text:p text:style-name="P1">Consider the following statement:</text:p>
          <text:p text:style-name="Preformatted_20_Text">
<text:span text:style-name="DataTypeTok">decimal</text:span><text:span text:style-name="NormalTok"><text:s text:c="1"/>balance </text:span><text:span text:style-name="OperatorTok">=</text:span><text:span text:style-name="NormalTok"><text:s text:c="1"/></text:span><text:span text:style-name="FloatTok">2.5M</text:span><text:span text:style-name="OperatorTok">;</text:span>
</text:p>
          <text:p text:style-name="Preformatted_20_Text">
<text:span text:style-name="DataTypeTok">decimal</text:span><text:span text:style-name="NormalTok"><text:s text:c="1"/>price </text:span><text:span text:style-name="OperatorTok">=</text:span><text:span text:style-name="NormalTok"><text:s text:c="1"/></text:span><text:span text:style-name="DecValTok">12</text:span><text:span text:style-name="OperatorTok">;</text:span>
</text:p>
          <text:p text:style-name="Preformatted_20_Text">
<text:span text:style-name="DataTypeTok">decimal</text:span><text:span text:style-name="NormalTok"><text:s text:c="1"/>remainingBalance </text:span><text:span text:style-name="OperatorTok">=</text:span><text:span text:style-name="NormalTok"><text:s text:c="1"/>balance </text:span><text:span text:style-name="OperatorTok">-</text:span><text:span text:style-name="NormalTok"><text:s text:c="1"/>price</text:span><text:span text:style-name="OperatorTok">;</text:span>
</text:p>
          <text:p text:style-name="P1">Which of the following is correct?</text:p>
          <text:list text:style-name="L9">
            <text:list-item>
              <text:p text:style-name="P10">☐ This program will not compile because the result of <text:span text:style-name="Source_Text"><text:span text:style-name="NormalTok">balance </text:span><text:span text:style-name="OperatorTok">-</text:span><text:span text:style-name="NormalTok"><text:s text:c="1"/>price</text:span></text:span> is not a decimal.</text:p>
            </text:list-item>
            <text:list-item>
              <text:p text:style-name="P10">☐ This program will not compile because a decimal cannot be negative.</text:p>
            </text:list-item>
            <text:list-item>
              <text:p text:style-name="P10">☒ This program will compile.</text:p>
            </text:list-item>
            <text:list-item>
              <text:p text:style-name="P10">☐ This program will not compile because you cannot store an integer value (12) in a decimal.</text:p>
            </text:list-item>
          </text:list>
        </text:list-item>
        <text:list-item>
          <text:p text:style-name="P1">The method used to read a string from the user is called…</text:p>
          <text:list text:style-name="L10">
            <text:list-item>
              <text:p text:style-name="P11">☐ <text:span text:style-name="Source_Text"><text:span text:style-name="NormalTok">ReadString</text:span></text:span></text:p>
            </text:list-item>
            <text:list-item>
              <text:p text:style-name="P11">☐ <text:span text:style-name="Source_Text"><text:span text:style-name="NormalTok">ReadFrom</text:span></text:span></text:p>
            </text:list-item>
            <text:list-item>
              <text:p text:style-name="P11">☒ <text:span text:style-name="Source_Text"><text:span text:style-name="NormalTok">ReadLine</text:span></text:span></text:p>
            </text:list-item>
            <text:list-item>
              <text:p text:style-name="P11">☐ <text:span text:style-name="Source_Text"><text:span text:style-name="NormalTok">ReadInput</text:span></text:span></text:p>
            </text:list-item>
          </text:list>
        </text:list-item>
        <text:list-item>
          <text:p text:style-name="P1">Consider the following program: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Enter your age."</text:span><text:span text:style-name="OperatorTok">);</text:span>
</text:p>
          <text:p text:style-name="Preformatted_20_Text">
<text:span text:style-name="DataTypeTok">string</text:span><text:span text:style-name="NormalTok"><text:s text:c="1"/>fromUser </text:span><text:span text:style-name="OperatorTok">=</text:span><text:span text:style-name="NormalTok"><text:s text:c="1"/>Console</text:span><text:span text:style-name="OperatorTok">.</text:span><text:span text:style-name="FunctionTok">ReadLine</text:span><text:span text:style-name="OperatorTok">();</text:span>
</text:p>
          <text:p text:style-name="Preformatted_20_Text">
<text:span text:style-name="DataTypeTok">int</text:span><text:span text:style-name="NormalTok"><text:s text:c="1"/>age </text:span><text:span text:style-name="OperatorTok">=</text:span><text:span text:style-name="NormalTok"><text:s text:c="1"/></text:span><text:span text:style-name="FunctionTok">_______</text:span><text:span text:style-name="NormalTok"><text:s text:c="1"/></text:span><text:span text:style-name="OperatorTok">(</text:span><text:span text:style-name="NormalTok">fromUser</text:span><text:span text:style-name="OperatorTok">);</text:span>
</text:p>
          <text:p text:style-name="P1">To correctly be able to store the string in <text:span text:style-name="Source_Text"><text:span text:style-name="NormalTok">fromUser</text:span></text:span> into age, you should replace <text:span text:style-name="Source_Text"><text:span text:style-name="NormalTok">_______</text:span></text:span> with…</text:p>
          <text:list text:style-name="L11">
            <text:list-item>
              <text:p text:style-name="P12">☐ <text:span text:style-name="Source_Text"><text:span text:style-name="OperatorTok">(</text:span><text:span text:style-name="DataTypeTok">int</text:span><text:span text:style-name="OperatorTok">)</text:span></text:span></text:p>
            </text:list-item>
            <text:list-item>
              <text:p text:style-name="P12">☒ <text:span text:style-name="Source_Text"><text:span text:style-name="DataTypeTok">int</text:span><text:span text:style-name="OperatorTok">.</text:span><text:span text:style-name="FunctionTok">Parse</text:span></text:span></text:p>
            </text:list-item>
            <text:list-item>
              <text:p text:style-name="P12">☐ Nothing: as long as the user enters an integer value, we can store it into age just fine.</text:p>
            </text:list-item>
            <text:list-item>
              <text:p text:style-name="P12">☐ None of the above.</text:p>
            </text:list-item>
          </text:list>
        </text:list-item>
        <text:list-item>
          <text:p text:style-name="P1">What are, respectively, the return types of a constructor and of a <text:span text:style-name="Source_Text"><text:span text:style-name="NormalTok">ToString</text:span></text:span> method?</text:p>
          <text:list text:style-name="L12">
            <text:list-item>
              <text:p text:style-name="P13">☒ Constructors do not have a return type, and a <text:span text:style-name="Source_Text"><text:span text:style-name="NormalTok">ToString</text:span></text:span> method returns a <text:span text:style-name="Source_Text"><text:span text:style-name="DataTypeTok">string</text:span></text:span>.</text:p>
            </text:list-item>
            <text:list-item>
              <text:p text:style-name="P13">☐ Constructors and <text:span text:style-name="Source_Text"><text:span text:style-name="NormalTok">ToString</text:span></text:span> methods both return <text:span text:style-name="Source_Text"><text:span text:style-name="DataTypeTok">string</text:span></text:span>s.</text:p>
            </text:list-item>
            <text:list-item>
              <text:p text:style-name="P13">☐ Constructors returns a <text:span text:style-name="Source_Text"><text:span text:style-name="DataTypeTok">string</text:span></text:span>, and a <text:span text:style-name="Source_Text"><text:span text:style-name="NormalTok">ToString</text:span></text:span> method does not return anything (it simply displays a text).</text:p>
            </text:list-item>
            <text:list-item>
              <text:p text:style-name="P13">☐ It is impossible to know ahead of time, as this depends of the class they are implemented in.</text:p>
            </text:list-item>
          </text:list>
        </text:list-item>
        <text:list-item>
          <text:p text:style-name="P1">What is the name of a constructor method?</text:p>
          <text:list text:style-name="L13">
            <text:list-item>
              <text:p text:style-name="P14">☐ Nothing: an error will prevent from compiling it successfully.</text:p>
            </text:list-item>
            <text:list-item>
              <text:p text:style-name="P14">☒ Whatever the name of the class is.</text:p>
            </text:list-item>
            <text:list-item>
              <text:p text:style-name="P14">☐ It does not have any.</text:p>
            </text:list-item>
            <text:list-item>
              <text:p text:style-name="P14">☐ The name of the instance it creates.</text:p>
            </text:list-item>
            <text:list-item>
              <text:p text:style-name="P14">☐ <text:span text:style-name="Source_Text"><text:span text:style-name="NormalTok">Constructor</text:span></text:span></text:p>
            </text:list-item>
          </text:list>
        </text:list-item>
        <text:list-item>
          <text:p text:style-name="P1">What are the three logical connectives in C# (that we studied)?</text:p>
          <text:list text:style-name="L14">
            <text:list-item>
              <text:p text:style-name="P15">☒ And (<text:span text:style-name="Source_Text"><text:span text:style-name="OperatorTok">&amp;&amp;</text:span></text:span>), or (<text:span text:style-name="Source_Text"><text:span text:style-name="OperatorTok">||</text:span></text:span>) and negation (<text:span text:style-name="Source_Text"><text:span text:style-name="OperatorTok">!</text:span></text:span>).</text:p>
            </text:list-item>
            <text:list-item>
              <text:p text:style-name="P15">☐ Equality (<text:span text:style-name="Source_Text"><text:span text:style-name="OperatorTok">==</text:span></text:span>), greater than (<text:span text:style-name="Source_Text"><text:span text:style-name="OperatorTok">&gt;</text:span></text:span>) and less than (<text:span text:style-name="Source_Text"><text:span text:style-name="OperatorTok">&lt;</text:span></text:span>).</text:p>
            </text:list-item>
            <text:list-item>
              <text:p text:style-name="P15">☐ And (<text:span text:style-name="Source_Text"><text:span text:style-name="NormalTok">and</text:span></text:span>), or (<text:span text:style-name="Source_Text"><text:span text:style-name="NormalTok">or</text:span></text:span>) and negation (<text:span text:style-name="Source_Text"><text:span text:style-name="NormalTok">not</text:span></text:span>).</text:p>
            </text:list-item>
          </text:list>
        </text:list-item>
        <text:list-item>
          <text:p text:style-name="P1">Which of the following will evaluate to true?</text:p>
          <text:list text:style-name="L15">
            <text:list-item>
              <text:p text:style-name="P16">☐ <text:span text:style-name="Source_Text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1</text:span><text:span text:style-name="NormalTok"><text:s text:c="1"/></text:span><text:span text:style-name="OperatorTok">&amp;&amp;</text:span><text:span text:style-name="NormalTok"><text:s text:c="1"/></text:span><text:span text:style-name="DecValTok">2</text:span></text:span></text:p>
            </text:list-item>
            <text:list-item>
              <text:p text:style-name="P16">☒ <text:span text:style-name="Source_Text"><text:span text:style-name="OperatorTok">(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1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DecValTok">1</text:span><text:span text:style-name="NormalTok"><text:s text:c="1"/></text:span><text:span text:style-name="OperatorTok">!=</text:span><text:span text:style-name="NormalTok"><text:s text:c="1"/></text:span><text:span text:style-name="DecValTok">0</text:span></text:span></text:p>
            </text:list-item>
            <text:list-item>
              <text:p text:style-name="P16">☐ <text:span text:style-name="Source_Text"><text:span text:style-name="OperatorTok">!(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1</text:span><text:span text:style-name="OperatorTok">)</text:span></text:span></text:p>
            </text:list-item>
            <text:list-item>
              <text:p text:style-name="P16">☐ <text:span text:style-name="Source_Text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1</text:span><text:span text:style-name="NormalTok"><text:s text:c="1"/></text:span><text:span text:style-name="OperatorTok">||</text:span><text:span text:style-name="NormalTok"><text:s text:c="1"/></text:span><text:span text:style-name="DecValTok">2</text:span></text:span></text:p>
            </text:list-item>
          </text:list>
        </text:list-item>
        <text:list-item>
          <text:p text:style-name="P1">Will the following expression evaluates, and if so, what will it evaluate to?</text:p>
          <text:p text:style-name="Preformatted_20_Text">
<text:span text:style-name="KeywordTok">true</text:span><text:span text:style-name="NormalTok"><text:s text:c="1"/></text:span><text:span text:style-name="OperatorTok">==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DecValTok">2</text:span><text:span text:style-name="NormalTok"><text:s text:c="1"/></text:span><text:span text:style-name="OperatorTok">/</text:span><text:span text:style-name="NormalTok"><text:s text:c="1"/></text:span><text:span text:style-name="DecValTok">1</text:span><text:span text:style-name="NormalTok"><text:s text:c="1"/></text:span><text:span text:style-name="OperatorTok">&gt;</text:span><text:span text:style-name="NormalTok"><text:s text:c="1"/></text:span><text:span text:style-name="DecValTok">0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-</text:span><text:span text:style-name="NormalTok"><text:s text:c="1"/></text:span><text:span text:style-name="DecValTok">1</text:span><text:span text:style-name="NormalTok"><text:s text:c="1"/></text:span><text:span text:style-name="OperatorTok">!=</text:span><text:span text:style-name="NormalTok"><text:s text:c="1"/></text:span><text:span text:style-name="DecValTok">2</text:span><text:span text:style-name="NormalTok"><text:s text:c="1"/></text:span><text:span text:style-name="OperatorTok">*</text:span><text:span text:style-name="NormalTok"><text:s text:c="1"/></text:span><text:span text:style-name="FloatTok">0.5</text:span><text:span text:style-name="NormalTok"><text:s text:c="1"/></text:span><text:span text:style-name="OperatorTok">+</text:span><text:span text:style-name="NormalTok"><text:s text:c="1"/></text:span><text:span text:style-name="FloatTok">0.5</text:span>
</text:p>
          <text:p text:style-name="P1">evaluates?</text:p>
          <text:list text:style-name="L16">
            <text:list-item>
              <text:p text:style-name="P17">☐ It will evaluate to a number.</text:p>
            </text:list-item>
            <text:list-item>
              <text:p text:style-name="P17">☐ It will evaluate to <text:span text:style-name="Source_Text"><text:span text:style-name="KeywordTok">false</text:span></text:span>.</text:p>
            </text:list-item>
            <text:list-item>
              <text:p text:style-name="P17">☒ It will evaluate to <text:span text:style-name="Source_Text"><text:span text:style-name="KeywordTok">true</text:span></text:span>.</text:p>
            </text:list-item>
            <text:list-item>
              <text:p text:style-name="P17">☐ It will not evaluate.</text:p>
            </text:list-item>
            <text:list-item>
              <text:p text:style-name="P17">☐ None of the above.</text:p>
            </text:list-item>
          </text:list>
        </text:list-item>
        <text:list-item>
          <text:p text:style-name="P1">What will be displayed by the following code?</text:p>
          <text:p text:style-name="Preformatted_20_Text">
<text:span text:style-name="DataTypeTok">int</text:span><text:span text:style-name="NormalTok"><text:s text:c="1"/>number </text:span><text:span text:style-name="OperatorTok">=</text:span><text:span text:style-name="NormalTok"><text:s text:c="1"/></text:span><text:span text:style-name="DecValTok">10</text:span><text:span text:style-name="OperatorTok">;</text:span>
</text:p>
          <text:p text:style-name="Preformatted_20_Text">
<text:span text:style-name="KeywordTok">while</text:span><text:span text:style-name="NormalTok"><text:s text:c="1"/></text:span><text:span text:style-name="OperatorTok">(</text:span><text:span text:style-name="NormalTok">number </text:span><text:span text:style-name="OperatorTok">&lt;=</text:span><text:span text:style-name="NormalTok"><text:s text:c="1"/></text:span><text:span text:style-name="DecValTok">15</text:span><text:span text:style-name="OperatorTok">)</text:span>
</text:p>
          <text:p text:style-name="Preformatted_20_Text">
<text:span text:style-name="OperatorTok">{</text:span>
</text:p>
          <text:p text:style-name="Preformatted_20_Text">
<text:span text:style-name="NormalTok"><text:s text:c="4"/>number</text:span><text:span text:style-name="OperatorTok">+=</text:span><text:span text:style-name="DecValTok">2</text:span><text:span text:style-name="OperatorTok">;</text:span>
</text:p>
          <text:p text:style-name="Preformatted_20_Text">
<text:span text:style-name="NormalTok"><text:s text:c="4"/>Console</text:span><text:span text:style-name="OperatorTok">.</text:span><text:span text:style-name="FunctionTok">Write</text:span><text:span text:style-name="OperatorTok">(</text:span><text:span text:style-name="NormalTok">number </text:span><text:span text:style-name="OperatorTok">+</text:span><text:span text:style-name="NormalTok"><text:s text:c="1"/></text:span><text:span text:style-name="StringTok">" "</text:span><text:span text:style-name="OperatorTok">);</text:span>
</text:p>
          <text:p text:style-name="Preformatted_20_Text">
<text:span text:style-name="OperatorTok">}</text:span>
</text:p>
          <text:list text:style-name="L17">
            <text:list-item>
              <text:p text:style-name="P18">☒ <text:span text:style-name="Source_Text"><text:span text:style-name="DecValTok">12</text:span><text:span text:style-name="NormalTok"><text:s text:c="1"/></text:span><text:span text:style-name="DecValTok">14</text:span><text:span text:style-name="NormalTok"><text:s text:c="1"/></text:span><text:span text:style-name="DecValTok">16</text:span></text:span></text:p>
            </text:list-item>
            <text:list-item>
              <text:p text:style-name="P18">☐ <text:span text:style-name="Source_Text"><text:span text:style-name="DecValTok">10</text:span><text:span text:style-name="NormalTok"><text:s text:c="1"/></text:span><text:span text:style-name="DecValTok">11</text:span><text:span text:style-name="NormalTok"><text:s text:c="1"/></text:span><text:span text:style-name="DecValTok">12</text:span><text:span text:style-name="NormalTok"><text:s text:c="1"/></text:span><text:span text:style-name="DecValTok">13</text:span><text:span text:style-name="NormalTok"><text:s text:c="1"/></text:span><text:span text:style-name="DecValTok">14</text:span><text:span text:style-name="NormalTok"><text:s text:c="1"/></text:span><text:span text:style-name="DecValTok">15</text:span></text:span></text:p>
            </text:list-item>
            <text:list-item>
              <text:p text:style-name="P18">☐ <text:span text:style-name="Source_Text"><text:span text:style-name="DecValTok">10</text:span><text:span text:style-name="NormalTok"><text:s text:c="1"/></text:span><text:span text:style-name="DecValTok">11</text:span><text:span text:style-name="NormalTok"><text:s text:c="1"/></text:span><text:span text:style-name="DecValTok">12</text:span><text:span text:style-name="NormalTok"><text:s text:c="1"/></text:span><text:span text:style-name="DecValTok">13</text:span><text:span text:style-name="NormalTok"><text:s text:c="1"/></text:span><text:span text:style-name="DecValTok">14</text:span></text:span></text:p>
            </text:list-item>
            <text:list-item>
              <text:p text:style-name="P18">☐ <text:span text:style-name="Source_Text"><text:span text:style-name="DecValTok">10</text:span><text:span text:style-name="NormalTok"><text:s text:c="1"/></text:span><text:span text:style-name="DecValTok">12</text:span><text:span text:style-name="NormalTok"><text:s text:c="1"/></text:span><text:span text:style-name="DecValTok">16</text:span></text:span></text:p>
            </text:list-item>
            <text:list-item>
              <text:p text:style-name="P18">☐ <text:span text:style-name="Source_Text"><text:span text:style-name="DecValTok">10</text:span><text:span text:style-name="NormalTok"><text:s text:c="1"/></text:span><text:span text:style-name="DecValTok">12</text:span></text:span></text:p>
            </text:list-item>
            <text:list-item>
              <text:p text:style-name="P18">☐ <text:span text:style-name="Source_Text"><text:span text:style-name="DecValTok">10</text:span><text:span text:style-name="NormalTok"><text:s text:c="1"/></text:span><text:span text:style-name="DecValTok">12</text:span><text:span text:style-name="NormalTok"><text:s text:c="1"/></text:span><text:span text:style-name="DecValTok">14</text:span></text:span></text:p>
            </text:list-item>
            <text:list-item>
              <text:p text:style-name="P18">☐ <text:span text:style-name="Source_Text"><text:span text:style-name="DecValTok">12</text:span><text:span text:style-name="OperatorTok">+</text:span><text:span text:style-name="DecValTok">14</text:span><text:span text:style-name="OperatorTok">+</text:span><text:span text:style-name="DecValTok">16</text:span></text:span></text:p>
            </text:list-item>
            <text:list-item>
              <text:p text:style-name="P18">☐ <text:span text:style-name="Source_Text"><text:span text:style-name="DecValTok">10</text:span><text:span text:style-name="OperatorTok">+</text:span><text:span text:style-name="DecValTok">11</text:span><text:span text:style-name="OperatorTok">+</text:span><text:span text:style-name="DecValTok">12</text:span><text:span text:style-name="OperatorTok">+</text:span><text:span text:style-name="DecValTok">13</text:span><text:span text:style-name="OperatorTok">+</text:span><text:span text:style-name="DecValTok">14</text:span><text:span text:style-name="OperatorTok">+</text:span><text:span text:style-name="DecValTok">15</text:span></text:span></text:p>
            </text:list-item>
          </text:list>
        </text:list-item>
        <text:list-item>
          <text:p text:style-name="P1">What will be displayed by the following code?</text:p>
          <text:p text:style-name="Preformatted_20_Text">
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
</text:p>
          <text:p text:style-name="Preformatted_20_Text">
<text:span text:style-name="KeywordTok">while</text:span><text:span text:style-name="OperatorTok">(</text:span><text:span text:style-name="NormalTok">i </text:span><text:span text:style-name="OperatorTok">&lt;</text:span><text:span text:style-name="NormalTok"><text:s text:c="1"/></text:span><text:span text:style-name="DecValTok">10</text:span><text:span text:style-name="OperatorTok">)</text:span>
</text:p>
          <text:p text:style-name="Preformatted_20_Text">
<text:span text:style-name="OperatorTok">{</text:span>
</text:p>
    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i</text:span><text:span text:style-name="OperatorTok">);</text:span>
</text:p>
          <text:p text:style-name="Preformatted_20_Text">
<text:span text:style-name="OperatorTok">}</text:span>
</text:p>
          <text:list text:style-name="L18">
            <text:list-item>
              <text:p text:style-name="P19">☒ <text:span text:style-name="Source_Text"><text:span text:style-name="DecValTok">0</text:span></text:span> followed by a new line, forever.</text:p>
            </text:list-item>
            <text:list-item>
              <text:p text:style-name="P19">☐ <text:span text:style-name="Source_Text"><text:span text:style-name="DecValTok">0</text:span><text:span text:style-name="NormalTok"><text:s text:c="1"/></text:span><text:span text:style-name="DecValTok">1</text:span><text:span text:style-name="NormalTok"><text:s text:c="1"/></text:span><text:span text:style-name="DecValTok">2</text:span><text:span text:style-name="NormalTok"><text:s text:c="1"/></text:span><text:span text:style-name="DecValTok">3</text:span><text:span text:style-name="NormalTok"><text:s text:c="1"/></text:span><text:span text:style-name="DecValTok">4</text:span><text:span text:style-name="NormalTok"><text:s text:c="1"/></text:span><text:span text:style-name="DecValTok">5</text:span><text:span text:style-name="NormalTok"><text:s text:c="1"/></text:span><text:span text:style-name="DecValTok">6</text:span><text:span text:style-name="NormalTok"><text:s text:c="1"/></text:span><text:span text:style-name="DecValTok">7</text:span><text:span text:style-name="NormalTok"><text:s text:c="1"/></text:span><text:span text:style-name="DecValTok">8</text:span><text:span text:style-name="NormalTok"><text:s text:c="1"/></text:span><text:span text:style-name="DecValTok">9</text:span></text:span></text:p>
            </text:list-item>
            <text:list-item>
              <text:p text:style-name="P19">☐ <text:span text:style-name="Source_Text"><text:span text:style-name="DecValTok">0</text:span><text:span text:style-name="NormalTok"><text:s text:c="1"/></text:span><text:span text:style-name="DecValTok">1</text:span><text:span text:style-name="NormalTok"><text:s text:c="1"/></text:span><text:span text:style-name="DecValTok">2</text:span><text:span text:style-name="NormalTok"><text:s text:c="1"/></text:span><text:span text:style-name="DecValTok">3</text:span><text:span text:style-name="NormalTok"><text:s text:c="1"/></text:span><text:span text:style-name="DecValTok">4</text:span><text:span text:style-name="NormalTok"><text:s text:c="1"/></text:span><text:span text:style-name="DecValTok">5</text:span><text:span text:style-name="NormalTok"><text:s text:c="1"/></text:span><text:span text:style-name="DecValTok">6</text:span><text:span text:style-name="NormalTok"><text:s text:c="1"/></text:span><text:span text:style-name="DecValTok">7</text:span><text:span text:style-name="NormalTok"><text:s text:c="1"/></text:span><text:span text:style-name="DecValTok">8</text:span><text:span text:style-name="NormalTok"><text:s text:c="1"/></text:span><text:span text:style-name="DecValTok">9</text:span></text:span> with a new line between each number</text:p>
            </text:list-item>
            <text:list-item>
              <text:p text:style-name="P19">☐ Nothing</text:p>
            </text:list-item>
          </text:list>
        </text:list-item>
        <text:list-item>
          <text:p text:style-name="P1">Consider the following code: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Enter… something!"</text:span><text:span text:style-name="OperatorTok">);</text:span>
</text:p>
          <text:p text:style-name="Preformatted_20_Text">
<text:span text:style-name="DataTypeTok">int</text:span><text:span text:style-name="NormalTok"><text:s text:c="1"/>answer</text:span><text:span text:style-name="OperatorTok">;</text:span>
</text:p>
          <text:p text:style-name="Preformatted_20_Text">
<text:span text:style-name="DataTypeTok">bool</text:span><text:span text:style-name="NormalTok"><text:s text:c="1"/>valid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TryParse</text:span><text:span text:style-name="OperatorTok">(</text:span><text:span text:style-name="NormalTok">Console</text:span><text:span text:style-name="OperatorTok">.</text:span><text:span text:style-name="FunctionTok">ReadLine</text:span><text:span text:style-name="OperatorTok">(),</text:span><text:span text:style-name="NormalTok"><text:s text:c="1"/></text:span><text:span text:style-name="KeywordTok">out</text:span><text:span text:style-name="NormalTok"><text:s text:c="1"/>answer</text:span><text:span text:style-name="OperatorTok">)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returns: {valid}, value:{answer}"</text:span><text:span text:style-name="OperatorTok">);</text:span>
</text:p>
          <text:p text:style-name="P1">If the user enters “Train”, then it will display:</text:p>
          <text:list text:style-name="L19">
            <text:list-item>
              <text:p text:style-name="P20">☒ returns: False, value: 0</text:p>
            </text:list-item>
            <text:list-item>
              <text:p text:style-name="P20">☐ returns: True, value: 0</text:p>
            </text:list-item>
            <text:list-item>
              <text:p text:style-name="P20">☐ returns: True, value: Train</text:p>
            </text:list-item>
            <text:list-item>
              <text:p text:style-name="P20">☐ returns: False, value: Train</text:p>
            </text:list-item>
            <text:list-item>
              <text:p text:style-name="P20">☐ Nothing: the program will crash.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string</text:span><text:span text:style-name="NormalTok"><text:s text:c="1"/>answer</text:span><text:span text:style-name="OperatorTok">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Enter something"</text:span><text:span text:style-name="OperatorTok">);</text:span>
</text:p>
          <text:p text:style-name="Preformatted_20_Text">
<text:span text:style-name="NormalTok">answer </text:span><text:span text:style-name="OperatorTok">=</text:span><text:span text:style-name="NormalTok"><text:s text:c="1"/>Console</text:span><text:span text:style-name="OperatorTok">.</text:span><text:span text:style-name="FunctionTok">ReadLine</text:span><text:span text:style-name="OperatorTok">();</text:span>
</text:p>
          <text:p text:style-name="Preformatted_20_Text">
<text:span text:style-name="KeywordTok">while</text:span><text:span text:style-name="NormalTok"><text:s text:c="1"/></text:span><text:span text:style-name="OperatorTok">(</text:span><text:span text:style-name="NormalTok">answer </text:span><text:span text:style-name="OperatorTok">!=</text:span><text:span text:style-name="NormalTok"><text:s text:c="1"/></text:span><text:span text:style-name="StringTok">"yes"</text:span><text:span text:style-name="NormalTok"><text:s text:c="1"/></text:span><text:span text:style-name="OperatorTok">||</text:span><text:span text:style-name="NormalTok"><text:s text:c="1"/>answer </text:span><text:span text:style-name="OperatorTok">!=</text:span><text:span text:style-name="StringTok">"Yes"</text:span><text:span text:style-name="OperatorTok">){</text:span>
</text:p>
    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StringTok">"Enter something"</text:span><text:span text:style-name="OperatorTok">);</text:span>
</text:p>
          <text:p text:style-name="Preformatted_20_Text">
<text:span text:style-name="NormalTok"><text:s text:c="4"/>answer </text:span><text:span text:style-name="OperatorTok">=</text:span><text:span text:style-name="NormalTok"><text:s text:c="1"/>Console</text:span><text:span text:style-name="OperatorTok">.</text:span><text:span text:style-name="FunctionTok">ReadLine</text:span><text:span text:style-name="OperatorTok">();</text:span>
</text:p>
          <text:p text:style-name="Preformatted_20_Text">
<text:span text:style-name="OperatorTok">}</text:span>
</text:p>
          <text:p text:style-name="P1">What can the user enters to <text:span text:style-name="T1">exit</text:span> this loop:</text:p>
          <text:list text:style-name="L20">
            <text:list-item>
              <text:p text:style-name="P21">☒ There is nothing the user can enter to exit this loop</text:p>
            </text:list-item>
            <text:list-item>
              <text:p text:style-name="P21">☐ Either “Yes” or “yes”</text:p>
            </text:list-item>
            <text:list-item>
              <text:p text:style-name="P21">☐ Anything that is different from “Yes” and “yes”</text:p>
            </text:list-item>
            <text:list-item>
              <text:p text:style-name="P21">☐ Anything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int</text:span><text:span text:style-name="NormalTok"><text:s text:c="1"/>answer</text:span><text:span text:style-name="OperatorTok">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Enter something"</text:span><text:span text:style-name="OperatorTok">);</text:span>
</text:p>
          <text:p text:style-name="Preformatted_20_Text">
<text:span text:style-name="NormalTok">answer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Parse</text:span><text:span text:style-name="OperatorTok">(</text:span><text:span text:style-name="NormalTok">Console</text:span><text:span text:style-name="OperatorTok">.</text:span><text:span text:style-name="FunctionTok">ReadLine</text:span><text:span text:style-name="OperatorTok">());</text:span>
</text:p>
          <text:p text:style-name="Preformatted_20_Text">
<text:span text:style-name="KeywordTok">while</text:span><text:span text:style-name="NormalTok"><text:s text:c="1"/></text:span><text:span text:style-name="OperatorTok">(</text:span><text:span text:style-name="NormalTok">answer </text:span><text:span text:style-name="OperatorTok">&gt;</text:span><text:span text:style-name="NormalTok"><text:s text:c="1"/></text:span><text:span text:style-name="DecValTok">10</text:span><text:span text:style-name="NormalTok"><text:s text:c="1"/></text:span><text:span text:style-name="OperatorTok">&amp;&amp;</text:span><text:span text:style-name="NormalTok"><text:s text:c="1"/>answer </text:span><text:span text:style-name="OperatorTok">&lt;</text:span><text:span text:style-name="NormalTok"><text:s text:c="1"/></text:span><text:span text:style-name="DecValTok">100</text:span><text:span text:style-name="OperatorTok">){</text:span>
</text:p>
    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StringTok">"Enter something"</text:span><text:span text:style-name="OperatorTok">);</text:span>
</text:p>
          <text:p text:style-name="Preformatted_20_Text">
<text:span text:style-name="NormalTok"><text:s text:c="4"/>answer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Parse</text:span><text:span text:style-name="OperatorTok">(</text:span><text:span text:style-name="NormalTok">Console</text:span><text:span text:style-name="OperatorTok">.</text:span><text:span text:style-name="FunctionTok">ReadLine</text:span><text:span text:style-name="OperatorTok">());</text:span>
</text:p>
          <text:p text:style-name="Preformatted_20_Text">
<text:span text:style-name="OperatorTok">}</text:span>
</text:p>
          <text:p text:style-name="P1">What can the user enters to <text:span text:style-name="T1">exit</text:span> this loop?</text:p>
          <text:list text:style-name="L21">
            <text:list-item>
              <text:p text:style-name="P22">☒ Any number not between 10 and 100 (both included)</text:p>
            </text:list-item>
            <text:list-item>
              <text:p text:style-name="P22">☐ Any number between 10 and 100 (both included)</text:p>
            </text:list-item>
            <text:list-item>
              <text:p text:style-name="P22">☐ Any number between 10 and 100 (both excluded)</text:p>
            </text:list-item>
            <text:list-item>
              <text:p text:style-name="P22">☐ Any number not between 10 and 100 (both excluded)</text:p>
            </text:list-item>
          </text:list>
        </text:list-item>
        <text:list-item>
          <text:p text:style-name="P1">What is the correct way of creating an array of <text:span text:style-name="Source_Text"><text:span text:style-name="DataTypeTok">int</text:span></text:span> of size 5 named <text:span text:style-name="Source_Text"><text:span text:style-name="NormalTok">myArray</text:span></text:span>?</text:p>
          <text:list text:style-name="L22">
            <text:list-item>
              <text:p text:style-name="P23">☒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5</text:span><text:span text:style-name="OperatorTok">]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DataTypeTok">int</text:span><text:span text:style-name="OperatorTok">[</text:span><text:span text:style-name="DecValTok">5</text:span><text:span text:style-name="OperatorTok">]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</text:span><text:span text:style-name="DecValTok">5</text:span><text:span text:style-name="OperatorTok">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]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</text:span><text:span text:style-name="DecValTok">4</text:span><text:span text:style-name="OperatorTok">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];</text:span></text:span></text:p>
            </text:list-item>
            <text:list-item>
              <text:p text:style-name="P23">☐ <text:span text:style-name="Source_Text"><text:span text:style-name="DataTypeTok">int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5</text:span><text:span text:style-name="OperatorTok">]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4</text:span><text:span text:style-name="OperatorTok">]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(</text:span><text:span text:style-name="DecValTok">5</text:span><text:span text:style-name="OperatorTok">);</text:span></text:span></text:p>
            </text:list-item>
            <text:list-item>
              <text:p text:style-name="P23">☐ <text:span text:style-name="Source_Text"><text:span text:style-name="DataTypeTok">int</text:span><text:span text:style-name="OperatorTok">[]</text:span><text:span text:style-name="NormalTok"><text:s text:c="1"/>myArray </text:span><text:span text:style-name="OperatorTok">=</text:span><text:span text:style-name="NormalTok"><text:s text:c="1"/></text:span><text:span text:style-name="DataTypeTok">int</text:span><text:span text:style-name="OperatorTok">[</text:span><text:span text:style-name="DecValTok">4</text:span><text:span text:style-name="OperatorTok">];</text:span></text:span>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int</text:span><text:span text:style-name="OperatorTok">[]</text:span><text:span text:style-name="NormalTok"><text:s text:c="1"/>grades </text:span><text:span text:style-name="OperatorTok">=</text:span><text:span text:style-name="NormalTok"><text:s text:c="1"/></text:span><text:span text:style-name="OperatorTok">{</text:span><text:span text:style-name="DecValTok">10</text:span><text:span text:style-name="OperatorTok">,</text:span><text:span text:style-name="NormalTok"><text:s text:c="1"/></text:span><text:span text:style-name="DecValTok">20</text:span><text:span text:style-name="OperatorTok">,</text:span><text:span text:style-name="NormalTok"><text:s text:c="1"/></text:span><text:span text:style-name="DecValTok">5</text:span><text:span text:style-name="OperatorTok">,</text:span><text:span text:style-name="NormalTok"><text:s text:c="1"/></text:span><text:span text:style-name="DecValTok">15</text:span><text:span text:style-name="OperatorTok">}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grades</text:span><text:span text:style-name="OperatorTok">[</text:span><text:span text:style-name="DecValTok">2</text:span><text:span text:style-name="OperatorTok">]);</text:span>
</text:p>
          <text:p text:style-name="P1">What will it display?</text:p>
          <text:list text:style-name="L23">
            <text:list-item>
              <text:p text:style-name="P24">☒ 5</text:p>
            </text:list-item>
            <text:list-item>
              <text:p text:style-name="P24">☐ Nothing</text:p>
            </text:list-item>
            <text:list-item>
              <text:p text:style-name="P24">☐ 20</text:p>
            </text:list-item>
            <text:list-item>
              <text:p text:style-name="P24">☐ 15</text:p>
            </text:list-item>
            <text:list-item>
              <text:p text:style-name="P24">☐ grades</text:p>
            </text:list-item>
            <text:list-item>
              <text:p text:style-name="P24">☐ grades[2]</text:p>
            </text:list-item>
            <text:list-item>
              <text:p text:style-name="P24">☐ 10</text:p>
            </text:list-item>
          </text:list>
        </text:list-item>
        <text:list-item>
          <text:p text:style-name="P1">Consider the following code:</text:p>
          <text:p text:style-name="Preformatted_20_Text">
<text:span text:style-name="DataTypeTok">char</text:span><text:span text:style-name="OperatorTok">[]</text:span><text:span text:style-name="NormalTok"><text:s text:c="1"/>grades </text:span><text:span text:style-name="OperatorTok">=</text:span><text:span text:style-name="NormalTok"><text:s text:c="1"/></text:span><text:span text:style-name="OperatorTok">{</text:span>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text:span text:style-name="OperatorTok">,</text:span><text:span text:style-name="NormalTok"><text:s text:c="1"/></text:span><text:span text:style-name="CharTok">'F'</text:span><text:span text:style-name="OperatorTok">};</text:span>
</text:p>
          <text:p text:style-name="Preformatted_20_Text">
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
</text:p>
          <text:p text:style-name="Preformatted_20_Text">
<text:span text:style-name="KeywordTok">while</text:span><text:span text:style-name="OperatorTok">(</text:span><text:span text:style-name="NormalTok">i </text:span><text:span text:style-name="OperatorTok">&lt;</text:span><text:span text:style-name="NormalTok"><text:s text:c="1"/>grades</text:span><text:span text:style-name="OperatorTok">.</text:span><text:span text:style-name="FunctionTok">Length</text:span><text:span text:style-name="OperatorTok">){</text:span>
</text:p>
          <text:p text:style-name="Preformatted_20_Text">
<text:span text:style-name="NormalTok"><text:s text:c="4"/>i</text:span><text:span text:style-name="OperatorTok">++;</text:span>
</text:p>
    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grades</text:span><text:span text:style-name="OperatorTok">[</text:span><text:span text:style-name="NormalTok">i</text:span><text:span text:style-name="OperatorTok">]);</text:span>
</text:p>
          <text:p text:style-name="Preformatted_20_Text">
<text:span text:style-name="OperatorTok">}</text:span>
</text:p>
          <text:p text:style-name="P1">Something is wrong with it, can you tell what?</text:p>
          <text:list text:style-name="L24">
            <text:list-item>
              <text:p text:style-name="P25">☒ There will be an “Index was outside the bounds of the array.” error.</text:p>
            </text:list-item>
            <text:list-item>
              <text:p text:style-name="P25">☐ The array is not properly initialized.</text:p>
            </text:list-item>
            <text:list-item>
              <text:p text:style-name="P25">☐ The loop is infinite</text:p>
            </text:list-item>
            <text:list-item>
              <text:p text:style-name="P25">☐ <text:span text:style-name="Source_Text"><text:span text:style-name="NormalTok">grades</text:span><text:span text:style-name="OperatorTok">.</text:span><text:span text:style-name="FunctionTok">Length</text:span></text:span> is not declared.</text:p>
            </text:list-item>
          </text:list>
        </text:list-item>
        <text:list-item>
          <text:p text:style-name="P1">What will be displayed by the following code?</text:p>
          <text:p text:style-name="Preformatted_20_Text">
<text:span text:style-name="KeywordTok">for</text:span><text:span text:style-name="NormalTok"><text:s text:c="1"/></text:span><text:span text:style-name="OperatorTok">(</text:span><text:span text:style-name="DataTypeTok">int</text:span><text:span text:style-name="NormalTok"><text:s text:c="1"/>e </text:span><text:span text:style-name="OperatorTok">=</text:span><text:span text:style-name="NormalTok"><text:s text:c="1"/></text:span><text:span text:style-name="OperatorTok">-</text:span><text:span text:style-name="DecValTok">5</text:span><text:span text:style-name="OperatorTok">;</text:span><text:span text:style-name="NormalTok"><text:s text:c="1"/>e </text:span><text:span text:style-name="OperatorTok">&lt;=</text:span><text:span text:style-name="NormalTok"><text:s text:c="1"/></text:span><text:span text:style-name="DecValTok">20</text:span><text:span text:style-name="OperatorTok">;</text:span><text:span text:style-name="NormalTok"><text:s text:c="1"/>e </text:span><text:span text:style-name="OperatorTok">+=</text:span><text:span text:style-name="NormalTok"><text:s text:c="1"/></text:span><text:span text:style-name="DecValTok">5</text:span><text:span text:style-name="OperatorTok">)</text:span>
</text:p>
          <text:p text:style-name="Preformatted_20_Text">
<text:span text:style-name="OperatorTok">{</text:span>
</text:p>
          <text:p text:style-name="Preformatted_20_Text">
<text:span text:style-name="NormalTok"><text:s text:c="4"/>Console</text:span><text:span text:style-name="OperatorTok">.</text:span><text:span text:style-name="FunctionTok">Write</text:span><text:span text:style-name="OperatorTok">(</text:span><text:span text:style-name="NormalTok">e </text:span><text:span text:style-name="OperatorTok">+</text:span><text:span text:style-name="NormalTok"><text:s text:c="1"/></text:span><text:span text:style-name="StringTok">" "</text:span><text:span text:style-name="OperatorTok">);</text:span>
</text:p>
          <text:p text:style-name="Preformatted_20_Text">
<text:span text:style-name="OperatorTok">}</text:span>
</text:p>
          <text:list text:style-name="L25">
            <text:list-item>
              <text:p text:style-name="P26">☒ -5 0 5 10 15 20</text:p>
            </text:list-item>
            <text:list-item>
              <text:p text:style-name="P26">☐ -5 0 5 10 15</text:p>
            </text:list-item>
            <text:list-item>
              <text:p text:style-name="P26">☐ 0 5 10 15</text:p>
            </text:list-item>
            <text:list-item>
              <text:p text:style-name="P26">☐ -5 -4 -3 -2 -1 0 1 2 3 4 5 6 7 8 9 10 11 12 13 14 15 16 17 18 19 20</text:p>
            </text:list-item>
            <text:list-item>
              <text:p text:style-name="P26">☐ Nothing</text:p>
            </text:list-item>
            <text:list-item>
              <text:p text:style-name="P26">☐ 0 5 10 15 20</text:p>
            </text:list-item>
          </text:list>
        </text:list-item>
        <text:list-item>
          <text:p text:style-name="P1">What will be displayed by the following code?</text:p>
          <text:p text:style-name="Preformatted_20_Text">
<text:span text:style-name="DataTypeTok">int</text:span><text:span text:style-name="NormalTok"><text:s text:c="1"/>variable </text:span><text:span text:style-name="OperatorTok">=</text:span><text:span text:style-name="NormalTok"><text:s text:c="1"/></text:span><text:span text:style-name="DecValTok">0</text:span><text:span text:style-name="OperatorTok">;</text:span>
</text:p>
          <text:p text:style-name="Preformatted_20_Text">
<text:span text:style-name="KeywordTok">for</text:span><text:span text:style-name="NormalTok"><text:s text:c="1"/></text:span><text:span text:style-name="OperatorTok">(</text:span><text:span text:style-name="DataTypeTok">int</text:span><text:span text:style-name="NormalTok"><text:s text:c="1"/>e </text:span><text:span text:style-name="OperatorTok">=</text:span><text:span text:style-name="NormalTok"><text:s text:c="1"/></text:span><text:span text:style-name="DecValTok">1</text:span><text:span text:style-name="OperatorTok">;</text:span><text:span text:style-name="NormalTok"><text:s text:c="1"/>e </text:span><text:span text:style-name="OperatorTok">&lt;=</text:span><text:span text:style-name="NormalTok"><text:s text:c="1"/></text:span><text:span text:style-name="DecValTok">5</text:span><text:span text:style-name="OperatorTok">;</text:span><text:span text:style-name="NormalTok"><text:s text:c="1"/>e </text:span><text:span text:style-name="OperatorTok">+=</text:span><text:span text:style-name="NormalTok"><text:s text:c="1"/></text:span><text:span text:style-name="DecValTok">1</text:span><text:span text:style-name="OperatorTok">)</text:span>
</text:p>
          <text:p text:style-name="Preformatted_20_Text">
<text:span text:style-name="OperatorTok">{</text:span>
</text:p>
          <text:p text:style-name="Preformatted_20_Text">
<text:span text:style-name="NormalTok"><text:s text:c="4"/>variable </text:span><text:span text:style-name="OperatorTok">+=</text:span><text:span text:style-name="NormalTok"><text:s text:c="1"/>e</text:span><text:span text:style-name="OperatorTok">;</text:span>
</text:p>
          <text:p text:style-name="Preformatted_20_Text">
<text:span text:style-name="OperatorTok">}</text:span><text:span text:style-name="NormalTok"><text:s text:c="4"/>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variable</text:span><text:span text:style-name="OperatorTok">);</text:span>
</text:p>
          <text:list text:style-name="L26">
            <text:list-item>
              <text:p text:style-name="P27">☒ 15</text:p>
            </text:list-item>
            <text:list-item>
              <text:p text:style-name="P27">☐ 0</text:p>
            </text:list-item>
            <text:list-item>
              <text:p text:style-name="P27">☐ Nothing</text:p>
            </text:list-item>
            <text:list-item>
              <text:p text:style-name="P27">☐ 1 2 3 4 5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Multiple Choice Questions (with solutions)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1:19Z</meta:creation-date>
    <dc:date>2024-05-22T17:31:19Z</dc:date>
    <meta:user-defined meta:name="date" meta:value-type="string">May  22, 2024 (01:3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